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erApplicationStrategy.lastParameter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erApplicationStrategy.argsMatch( Object [ ] arguments , List &lt; ? extends ArgumentMatcher &lt; ? &gt; &gt; matchers , ArgumentMatcherAction a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tcherApplicationStrategy.MatcherApplicationStrategy( Invocation invocation , List &lt; ? extends ArgumentMatcher &lt; ? &gt; &gt; match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erApplicationStrategy.lastMatch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rApplicationStrategy.forEachMatcherAndArgument( ArgumentMatcherAction ac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atcherApplicationStrategy.getMatcherApplicationStrategyFor( Invocation invocation , List &lt; ? extends ArgumentMatcher &lt; ? &gt; &gt; match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